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5-03-17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5-02-12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12-1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10-14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9-12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8-15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7-10 0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6-11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4-11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2-06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4-01-1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12-1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11-09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10-11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9-12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7-12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6-07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4-11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3-07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2-08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3-01-11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12-14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10-13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9-14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8-10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6-1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5-11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4-12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3-16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2-0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2-01-1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1-10-11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1-07-13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1-04-15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1-01-0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10-08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07-08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06-02 0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03-0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02-0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20-01-07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2" meta:object-count="0"/>
    <meta:user-defined meta:name="AppVersion">3.0</meta:user-defined>
  </office:meta>
</office:document-meta>
</file>